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FC000000BD04D73A212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012cm, 0cm, 12.378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969cm" loext:decorative="false"/>
      <style:paragraph-properties style:writing-mode="lr-tb"/>
    </style:style>
    <style:style style:name="gr5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auto-grow-height="true" draw:auto-grow-width="false" fo:min-height="2.845cm" loext:decorative="false"/>
      <style:paragraph-properties style:writing-mode="lr-tb"/>
    </style:style>
    <style:style style:name="gr6" style:family="graphic" style:parent-style-name="objectwithoutfill">
      <style:graphic-properties svg:stroke-width="0.035cm" svg:stroke-color="#81d41a" draw:marker-start-width="0.252cm" draw:marker-end="Arrowheads_20_1" draw:marker-end-width="0.352cm" draw:fill="none" draw:textarea-vertical-align="middle" fo:padding-top="0.142cm" fo:padding-bottom="0.142cm" fo:padding-left="0.267cm" fo:padding-right="0.267cm" loext:decorative="false"/>
    </style:style>
    <style:style style:name="gr7" style:family="graphic" style:parent-style-name="objectwithoutfill">
      <style:graphic-properties svg:stroke-width="0.035cm" svg:stroke-color="#81d41a" draw:marker-start-width="0.252cm" draw:marker-end="Arrowheads_20_2" draw:marker-end-width="0.352cm" draw:fill="none" draw:textarea-vertical-align="middle" fo:padding-top="0.142cm" fo:padding-bottom="0.142cm" fo:padding-left="0.267cm" fo:padding-right="0.267cm" loext:decorative="false"/>
    </style:style>
    <style:style style:name="gr8" style:family="graphic" style:parent-style-name="objectwithoutfill">
      <style:graphic-properties svg:stroke-width="0.035cm" svg:stroke-color="#81d41a" draw:marker-start-width="0.252cm" draw:marker-end="Arrowheads_20_3" draw:marker-end-width="0.352cm" draw:fill="none" draw:fill-color="#81d41a" draw:textarea-vertical-align="middle" fo:padding-top="0.142cm" fo:padding-bottom="0.142cm" fo:padding-left="0.267cm" fo:padding-right="0.267cm" loext:decorative="false"/>
    </style:style>
    <style:style style:name="gr9" style:family="graphic" style:parent-style-name="objectwithoutfill">
      <style:graphic-properties svg:stroke-width="0.035cm" svg:stroke-color="#81d41a" draw:marker-start-width="0.252cm" draw:marker-end="Arrowheads_20_4" draw:marker-end-width="0.352cm" draw:fill="none" draw:fill-color="#81d41a" draw:textarea-vertical-align="middle" fo:padding-top="0.142cm" fo:padding-bottom="0.142cm" fo:padding-left="0.267cm" fo:padding-right="0.267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81d41a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939cm" svg:height="15.225cm" svg:x="1.012cm" svg:y="2.309cm">
          <draw:image xlink:href="Pictures/1000000000000FC000000BD04D73A212.jpg" xlink:type="simple" xlink:show="embed" xlink:actuate="onLoad" draw:mime-type="image/jpeg">
            <text:p/>
          </draw:image>
        </draw:frame>
        <draw:frame draw:style-name="gr2" draw:text-style-name="P2" draw:layer="layout" svg:width="2.051cm" svg:height="0.962cm" svg:x="3.839cm" svg:y="8.197cm">
          <draw:text-box>
            <text:p>M4x8</text:p>
          </draw:text-box>
        </draw:frame>
        <draw:frame draw:style-name="gr3" draw:text-style-name="P2" draw:layer="layout" svg:width="3.632cm" svg:height="1.673cm" svg:x="14.542cm" svg:y="10.82cm">
          <draw:text-box>
            <text:p>M4x12</text:p>
          </draw:text-box>
        </draw:frame>
        <draw:frame draw:style-name="gr4" draw:text-style-name="P2" draw:layer="layout" svg:width="4.539cm" svg:height="3.095cm" svg:x="19.118cm" svg:y="11.207cm">
          <draw:text-box>
            <text:p>Flat Side – Toward outside of rover</text:p>
          </draw:text-box>
        </draw:frame>
        <draw:frame draw:style-name="gr5" draw:text-style-name="P2" draw:layer="layout" svg:width="12.191cm" svg:height="3.095cm" svg:x="14.423cm" svg:y="2.594cm">
          <draw:text-box>
            <text:p>Hollow Side – toward center of rover</text:p>
          </draw:text-box>
        </draw:frame>
        <draw:line draw:style-name="gr6" draw:text-style-name="P3" draw:layer="layout" svg:x1="21.349cm" svg:y1="10.973cm" svg:x2="21.115cm" svg:y2="9.235cm">
          <text:p/>
        </draw:line>
        <draw:line draw:style-name="gr7" draw:text-style-name="P3" draw:layer="layout" svg:x1="19.507cm" svg:y1="11.284cm" svg:x2="20.529cm" svg:y2="5.97cm">
          <text:p/>
        </draw:line>
        <draw:line draw:style-name="gr8" draw:text-style-name="P4" draw:layer="layout" svg:x1="16.679cm" svg:y1="3.58cm" svg:x2="18.86cm" svg:y2="4.946cm">
          <text:p/>
        </draw:line>
        <draw:line draw:style-name="gr9" draw:text-style-name="P4" draw:layer="layout" svg:x1="16.653cm" svg:y1="3.554cm" svg:x2="21.893cm" svg:y2="6.33cm">
          <text:p/>
        </draw:line>
        <draw:frame draw:style-name="gr2" draw:text-style-name="P2" draw:layer="layout" svg:width="2.051cm" svg:height="0.962cm" svg:x="12.756cm" svg:y="6.133cm">
          <draw:text-box>
            <text:p>M4x8</text:p>
          </draw:text-box>
        </draw:frame>
        <draw:frame draw:style-name="gr3" draw:text-style-name="P2" draw:layer="layout" svg:width="3.632cm" svg:height="1.673cm" svg:x="1.816cm" svg:y="13.308cm">
          <draw:text-box>
            <text:p>M4x12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7T17:05:30.364628420</meta:creation-date>
    <dc:date>2025-10-07T17:15:14.536477226</dc:date>
    <meta:editing-duration>PT9M45S</meta:editing-duration>
    <meta:editing-cycles>1</meta:editing-cycles>
    <meta:document-statistic meta:object-count="11"/>
    <meta:generator>LibreOffice/24.2.7.2$Linux_X86_64 LibreOffice_project/420$Build-2</meta:generator>
  </office:meta>
</office:document-meta>
</file>